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Context.getResourc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LineContext.getMimeTyp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Contex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Contex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Contex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Context.log( String arg0 , Throwable arg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Context.CommandLineContext( String contex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Context.log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Context.log( Exception arg0 , String arg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Context.getResourceAsStream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Context.getRea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Context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Contex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